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5.3425in"/>
    </style:style>
    <style:style style:name="co4" style:family="table-column">
      <style:table-column-properties fo:break-before="auto" style:column-width="4.9673in"/>
    </style:style>
    <style:style style:name="co5" style:family="table-column">
      <style:table-column-properties fo:break-before="auto" style:column-width="5.8898in"/>
    </style:style>
    <style:style style:name="co6" style:family="table-column">
      <style:table-column-properties fo:break-before="auto" style:column-width="4.1846in"/>
    </style:style>
    <style:style style:name="co7" style:family="table-column">
      <style:table-column-properties fo:break-before="auto" style:column-width="4.5811in"/>
    </style:style>
    <style:style style:name="co8" style:family="table-column">
      <style:table-column-properties fo:break-before="auto" style:column-width="4.6244in"/>
    </style:style>
    <style:style style:name="co9" style:family="table-column">
      <style:table-column-properties fo:break-before="auto" style:column-width="2.3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1146in" svg:y="0.0394in">
            <draw:object draw:notify-on-update-of-ranges="Sheet1.A1:Sheet1.A1 Sheet1.A2:Sheet1.A34 Sheet1.B1:Sheet1.B1 Sheet1.B2:Sheet1.B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146in" svg:y="6.9724in">
            <draw:object draw:notify-on-update-of-ranges="Sheet1.A40:Sheet1.A40 Sheet1.A41:Sheet1.A73 Sheet1.B40:Sheet1.B40 Sheet1.B41:Sheet1.B7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1146in" svg:y="14.0835in">
            <draw:object draw:notify-on-update-of-ranges="Sheet1.A80:Sheet1.A80 Sheet1.A81:Sheet1.A113 Sheet1.B80:Sheet1.B80 Sheet1.B81:Sheet1.B1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0.6854in" svg:y="0.0394in">
            <draw:object draw:notify-on-update-of-ranges="Sheet1.E1:Sheet1.E1 Sheet1.E2:Sheet1.E34 Sheet1.F1:Sheet1.F1 Sheet1.F2:Sheet1.F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72in" svg:height="3.5437in" svg:x="20.815in" svg:y="6.9571in">
            <draw:object draw:notify-on-update-of-ranges="Sheet1.E40:Sheet1.E40 Sheet1.E41:Sheet1.E73 Sheet1.F40:Sheet1.F40 Sheet1.F41:Sheet1.F7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0.6854in" svg:y="14.0835in">
            <draw:object draw:notify-on-update-of-ranges="Sheet1.E80:Sheet1.E80 Sheet1.E81:Sheet1.E113 Sheet1.F80:Sheet1.F80 Sheet1.F81:Sheet1.F1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9" table:default-cell-style-name="Default"/>
        <table:table-row table:style-name="ro1">
          <table:table-cell office:value-type="string" calcext:value-type="string">
            <text:p>Negative Emotionality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office:value-type="string" calcext:value-type="string">
            <text:p>Negative Emotionality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3"/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19" calcext:value-type="float">
            <text:p>1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2" office:value-type="float" office:value="21" calcext:value-type="float">
            <text:p>21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Positive Emotionality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office:value-type="string" calcext:value-type="string">
            <text:p>Positive Emotionality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4"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number-columns-repeated="2"/>
          <table:table-cell table:style-name="ce2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2"/>
          <table:table-cell table:style-name="ce2" office:value-type="float" office:value="25" calcext:value-type="float">
            <text:p>2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6" table:number-columns-repeated="4"/>
          <table:table-cell table:number-columns-repeated="3"/>
          <table:table-cell table:style-name="ce6"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Impulse Strength Facet</text:p>
          </table:table-cell>
          <table:table-cell office:value-type="string" calcext:value-type="string">
            <text:p>I felt close to the robot</text:p>
          </table:table-cell>
          <table:table-cell table:number-columns-repeated="2"/>
          <table:table-cell office:value-type="string" calcext:value-type="string">
            <text:p>Impulse Strength Face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4:57:46.683358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3:06:11.507863671</meta:creation-date>
    <dc:date>2016-09-10T15:09:03.304229216</dc:date>
    <meta:editing-duration>PT25M47S</meta:editing-duration>
    <meta:editing-cycles>25</meta:editing-cycles>
    <meta:generator>LibreOffice/4.2.8.2$Linux_X86_64 LibreOffice_project/420m0$Build-2</meta:generator>
    <meta:document-statistic meta:table-count="1" meta:cell-count="61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eet1.A1:Sheet1.B34" chart:data-source-has-labels="row" svg:x="0.32cm" svg:y="0.18cm" svg:width="9.306cm" svg:height="8.64cm">
          <chartooo:coordinate-region svg:x="0.756cm" svg:y="0.379cm" svg:width="8.6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4" chart:label-cell-address="Sheet1.B1:Sheet1.B1" chart:class="chart:scatter">
            <chart:domain table:cell-range-address="Sheet1.A2:Sheet1.A34"/>
            <chart:regression-curve chart:style-name="ch7">
              <chart:equation chart:display-equation="false" chart:display-r-square="true" svg:x="1.967cm" svg:y="3.457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A2:Sheet1.A34</svg:desc>
                </draw:g>
              </table:table-cell>
              <table:table-cell office:value-type="float" office:value="6">
                <text:p>6</text:p>
                <draw:g>
                  <svg:desc>Sheet1.B2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eet1.A40:Sheet1.B73" chart:data-source-has-labels="row" svg:x="0.32cm" svg:y="0.18cm" svg:width="9.306cm" svg:height="8.64cm">
          <chartooo:coordinate-region svg:x="0.756cm" svg:y="0.379cm" svg:width="8.6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73" chart:label-cell-address="Sheet1.B40:Sheet1.B40" chart:class="chart:scatter">
            <chart:domain table:cell-range-address="Sheet1.A41:Sheet1.A73"/>
            <chart:regression-curve chart:style-name="ch7">
              <chart:equation chart:display-equation="false" chart:display-r-square="true" svg:x="1.382cm" svg:y="4.422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40:Sheet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A41:Sheet1.A73</svg:desc>
                </draw:g>
              </table:table-cell>
              <table:table-cell office:value-type="float" office:value="6">
                <text:p>6</text:p>
                <draw:g>
                  <svg:desc>Sheet1.B41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eet1.A80:Sheet1.B113" chart:data-source-has-labels="row" svg:x="0.32cm" svg:y="0.18cm" svg:width="9.306cm" svg:height="8.64cm">
          <chartooo:coordinate-region svg:x="0.756cm" svg:y="0.379cm" svg:width="8.6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113" chart:label-cell-address="Sheet1.B80:Sheet1.B80" chart:class="chart:scatter">
            <chart:domain table:cell-range-address="Sheet1.A81:Sheet1.A113"/>
            <chart:regression-curve chart:style-name="ch7">
              <chart:equation chart:display-equation="false" chart:display-r-square="true" svg:x="1.084cm" svg:y="2.655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felt close to the robot</text:p>
                <draw:g>
                  <svg:desc>Sheet1.B80:Sheet1.B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A81:Sheet1.A113</svg:desc>
                </draw:g>
              </table:table-cell>
              <table:table-cell office:value-type="float" office:value="6">
                <text:p>6</text:p>
                <draw:g>
                  <svg:desc>Sheet1.B81:Sheet1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158cm" style:legend-expansion="high" chart:style-name="ch2"/>
        <chart:plot-area chart:style-name="ch3" table:cell-range-address="Sheet1.E1:Sheet1.F34" chart:data-source-has-labels="row" svg:x="0.32cm" svg:y="0.18cm" svg:width="9.28cm" svg:height="8.64cm">
          <chartooo:coordinate-region svg:x="0.756cm" svg:y="0.379cm" svg:width="8.6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4" chart:label-cell-address="Sheet1.F1:Sheet1.F1" chart:class="chart:scatter">
            <chart:domain table:cell-range-address="Sheet1.E2:Sheet1.E34"/>
            <chart:regression-curve chart:style-name="ch7">
              <chart:equation chart:display-equation="fals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E2:Sheet1.E34</svg:desc>
                </draw:g>
              </table:table-cell>
              <table:table-cell office:value-type="float" office:value="7">
                <text:p>7</text:p>
                <draw:g>
                  <svg:desc>Sheet1.F2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scatter" chart:style-name="ch1">
        <chart:legend chart:legend-position="end" svg:x="9.916cm" svg:y="3.159cm" style:legend-expansion="high" chart:style-name="ch2"/>
        <chart:plot-area chart:style-name="ch3" table:cell-range-address="Sheet1.E40:Sheet1.F73" chart:data-source-has-labels="row" svg:x="0.319cm" svg:y="0.18cm" svg:width="9.278cm" svg:height="8.642cm">
          <chartooo:coordinate-region svg:x="0.755cm" svg:y="0.379cm" svg:width="8.655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1:Sheet1.F73" chart:label-cell-address="Sheet1.F40:Sheet1.F40" chart:class="chart:scatter">
            <chart:domain table:cell-range-address="Sheet1.E41:Sheet1.E73"/>
            <chart:regression-curve chart:style-name="ch7">
              <chart:equation chart:display-equation="false" chart:display-r-square="true" svg:x="1.257cm" svg:y="3.398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40:Sheet1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E41:Sheet1.E73</svg:desc>
                </draw:g>
              </table:table-cell>
              <table:table-cell office:value-type="float" office:value="7">
                <text:p>7</text:p>
                <draw:g>
                  <svg:desc>Sheet1.F41:Sheet1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2cm" svg:y="3.158cm" style:legend-expansion="high" chart:style-name="ch2"/>
        <chart:plot-area chart:style-name="ch3" table:cell-range-address="Sheet1.E80:Sheet1.F113" chart:data-source-has-labels="row" svg:x="0.32cm" svg:y="0.18cm" svg:width="9.28cm" svg:height="8.64cm">
          <chartooo:coordinate-region svg:x="0.756cm" svg:y="0.379cm" svg:width="8.6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81:Sheet1.F113" chart:label-cell-address="Sheet1.F80:Sheet1.F80" chart:class="chart:scatter">
            <chart:domain table:cell-range-address="Sheet1.E81:Sheet1.E113"/>
            <chart:regression-curve chart:style-name="ch7">
              <chart:equation chart:display-equation="false" chart:display-r-square="true" svg:x="2.08cm" svg:y="3.39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I understand the robot, and I think it understands me, at least in the best way it can.</text:p>
                <draw:g>
                  <svg:desc>Sheet1.F80:Sheet1.F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Sheet1.E81:Sheet1.E113</svg:desc>
                </draw:g>
              </table:table-cell>
              <table:table-cell office:value-type="float" office:value="7">
                <text:p>7</text:p>
                <draw:g>
                  <svg:desc>Sheet1.F81:Sheet1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